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1.132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69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829cm"/>
    </style:style>
    <style:style style:name="co10" style:family="table-column">
      <style:table-column-properties fo:break-before="auto" style:column-width="1.13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731cm"/>
    </style:style>
    <style:style style:name="co13" style:family="table-column">
      <style:table-column-properties fo:break-before="auto" style:column-width="3.041cm"/>
    </style:style>
    <style:style style:name="co14" style:family="table-column">
      <style:table-column-properties fo:break-before="auto" style:column-width="0.801cm"/>
    </style:style>
    <style:style style:name="co15" style:family="table-column">
      <style:table-column-properties fo:break-before="auto" style:column-width="1.796cm"/>
    </style:style>
    <style:style style:name="co16" style:family="table-column">
      <style:table-column-properties fo:break-before="auto" style:column-width="4.782cm"/>
    </style:style>
    <style:style style:name="co17" style:family="table-column">
      <style:table-column-properties fo:break-before="auto" style:column-width="1.499cm"/>
    </style:style>
    <style:style style:name="co18" style:family="table-column">
      <style:table-column-properties fo:break-before="auto" style:column-width="0.663cm"/>
    </style:style>
    <style:style style:name="co19" style:family="table-column">
      <style:table-column-properties fo:break-before="auto" style:column-width="3.538cm"/>
    </style:style>
    <style:style style:name="co20" style:family="table-column">
      <style:table-column-properties fo:break-before="auto" style:column-width="1.05cm"/>
    </style:style>
    <style:style style:name="co21" style:family="table-column">
      <style:table-column-properties fo:break-before="auto" style:column-width="3.648cm"/>
    </style:style>
    <style:style style:name="co22" style:family="table-column">
      <style:table-column-properties fo:break-before="auto" style:column-width="3.344cm"/>
    </style:style>
    <style:style style:name="co23" style:family="table-column">
      <style:table-column-properties fo:break-before="auto" style:column-width="1.244cm"/>
    </style:style>
    <style:style style:name="co24" style:family="table-column">
      <style:table-column-properties fo:break-before="auto" style:column-width="4.119cm"/>
    </style:style>
    <style:style style:name="co25" style:family="table-column">
      <style:table-column-properties fo:break-before="auto" style:column-width="0.524cm"/>
    </style:style>
    <style:style style:name="co26" style:family="table-column">
      <style:table-column-properties fo:break-before="auto" style:column-width="3.261cm"/>
    </style:style>
    <style:style style:name="co27" style:family="table-column">
      <style:table-column-properties fo:break-before="auto" style:column-width="2.6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color="#ff0000"/>
    </style:style>
    <style:style style:name="ce4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map style:condition="cell-content()&lt;3" style:apply-style-name="Sin_20_título2" style:base-cell-address="'1101'.H2"/>
      <style:map style:condition="cell-content()=0" style:apply-style-name="Heading" style:base-cell-address="'1101'.H2"/>
    </style:style>
    <style:style style:name="ce8" style:family="table-cell" style:parent-style-name="Default">
      <style:table-cell-properties fo:background-color="#ff0000" fo:border="0.06pt solid #000000"/>
    </style:style>
    <style:style style:name="ce9" style:family="table-cell" style:parent-style-name="Default">
      <style:table-cell-properties fo:border="0.06pt solid #000000"/>
      <style:map style:condition="cell-content()&lt;3" style:apply-style-name="Sin_20_título2" style:base-cell-address="'1101'.H2"/>
      <style:map style:condition="cell-content()=0" style:apply-style-name="Heading" style:base-cell-address="'1101'.H2"/>
    </style:style>
    <style:style style:name="ce10" style:family="table-cell" style:parent-style-name="Default">
      <style:table-cell-properties fo:background-color="#ff0000"/>
      <style:text-properties fo:color="#0000ff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 fo:border="0.06pt solid #000000"/>
    </style:style>
  </office:automatic-styles>
  <office:body>
    <office:spreadsheet>
      <table:table table:name="9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visibility="collapse" table:default-cell-style-name="ce1"/>
        <table:table-column table:style-name="co8" table:default-cell-style-name="ce1"/>
        <table:table-column table:style-name="co9" table:visibility="collapse" table:default-cell-style-name="ce1"/>
        <table:table-column table:style-name="co6" table:default-cell-style-name="ce3"/>
        <table:table-column table:style-name="co10" table:number-columns-repeated="4" table:default-cell-style-name="ce1"/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Apellidos</text:p>
          </table:table-cell>
          <table:table-cell table:style-name="ce2" office:value-type="string" calcext:value-type="string">
            <text:p>Nombres</text:p>
          </table:table-cell>
          <table:table-cell table:style-name="ce2" office:value-type="string" calcext:value-type="string">
            <text:p>1-ggb</text:p>
          </table:table-cell>
          <table:table-cell table:style-name="ce2" office:value-type="string" calcext:value-type="string">
            <text:p>2-ggb</text:p>
          </table:table-cell>
          <table:table-cell table:style-name="ce4" office:value-type="string" calcext:value-type="string">
            <text:p>Auto</text:p>
          </table:table-cell>
          <table:table-cell table:style-name="ce2"/>
          <table:table-cell table:style-name="ce2" office:value-type="string" calcext:value-type="string">
            <text:p>Anim</text:p>
          </table:table-cell>
          <table:table-cell table:style-name="ce2"/>
          <table:table-cell table:style-name="ce2" office:value-type="string" calcext:value-type="string">
            <text:p>Bim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table:style-name="ce3"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[.G2]/35*5)+1" office:value-type="float" office:value="3.14285714285714" calcext:value-type="float">
            <text:p>3,1428571429</text:p>
          </table:table-cell>
          <table:table-cell office:value-type="float" office:value="4" calcext:value-type="float">
            <text:p>4</text:p>
          </table:table-cell>
          <table:table-cell table:formula="of:=([.I2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([.I3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([.G4]/35*5)+1" office:value-type="float" office:value="3.28571428571429" calcext:value-type="float">
            <text:p>3,2857142857</text:p>
          </table:table-cell>
          <table:table-cell office:value-type="float" office:value="8" calcext:value-type="float">
            <text:p>8</text:p>
          </table:table-cell>
          <table:table-cell table:formula="of:=([.I4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A.</text:p>
          </table:table-cell>
          <table:table-cell office:value-type="string" calcext:value-type="string">
            <text:p>Andrés Felip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([.G5]/35*5)+1" office:value-type="float" office:value="3.28571428571429" calcext:value-type="float">
            <text:p>3,2857142857</text:p>
          </table:table-cell>
          <table:table-cell office:value-type="float" office:value="4" calcext:value-type="float">
            <text:p>4</text:p>
          </table:table-cell>
          <table:table-cell table:formula="of:=([.I5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ceres Jiménez</text:p>
          </table:table-cell>
          <table:table-cell office:value-type="string" calcext:value-type="string">
            <text:p>Luis Carlos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3" table:formula="of:=([.G6]/35*5)+1" office:value-type="float" office:value="2.71428571428571" calcext:value-type="float">
            <text:p>2,7142857143</text:p>
          </table:table-cell>
          <table:table-cell office:value-type="float" office:value="8" calcext:value-type="float">
            <text:p>8</text:p>
          </table:table-cell>
          <table:table-cell table:formula="of:=([.I6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Ober Sebastiá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formula="of:=([.I7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25" calcext:value-type="float">
            <text:p>3,25</text:p>
          </table:table-cell>
          <table:table-cell office:value-type="float" office:value="19" calcext:value-type="float">
            <text:p>19</text:p>
          </table:table-cell>
          <table:table-cell table:formula="of:=([.G8]/35*5)+1" office:value-type="float" office:value="3.71428571428571" calcext:value-type="float">
            <text:p>3,7142857143</text:p>
          </table:table-cell>
          <table:table-cell office:value-type="float" office:value="9" calcext:value-type="float">
            <text:p>9</text:p>
          </table:table-cell>
          <table:table-cell table:formula="of:=([.I8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López</text:p>
          </table:table-cell>
          <table:table-cell office:value-type="string" calcext:value-type="string">
            <text:p>Laura Daniela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3" table:formula="of:=([.G9]/35*5)+1" office:value-type="float" office:value="2.57142857142857" calcext:value-type="float">
            <text:p>2,5714285714</text:p>
          </table:table-cell>
          <table:table-cell office:value-type="float" office:value="4" calcext:value-type="float">
            <text:p>4</text:p>
          </table:table-cell>
          <table:table-cell table:formula="of:=([.I9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([.G10]/35*5)+1" office:value-type="float" office:value="3.42857142857143" calcext:value-type="float">
            <text:p>3,4285714286</text:p>
          </table:table-cell>
          <table:table-cell office:value-type="float" office:value="5" calcext:value-type="float">
            <text:p>5</text:p>
          </table:table-cell>
          <table:table-cell table:formula="of:=([.I10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ñán Castaño</text:p>
          </table:table-cell>
          <table:table-cell office:value-type="string" calcext:value-type="string">
            <text:p>Erika Tatiana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([.I11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[.G12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" table:formula="of:=([.I12]*3/1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Olaya</text:p>
          </table:table-cell>
          <table:table-cell office:value-type="string" calcext:value-type="string">
            <text:p>Naidú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3" table:formula="of:=([.G13]/35*5)+1" office:value-type="float" office:value="2.85714285714286" calcext:value-type="float">
            <text:p>2,8571428571</text:p>
          </table:table-cell>
          <table:table-cell office:value-type="float" office:value="2" calcext:value-type="float">
            <text:p>2</text:p>
          </table:table-cell>
          <table:table-cell table:formula="of:=([.I13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I14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table:formula="of:=([.G15]/35*5)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I15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echa M.</text:p>
          </table:table-cell>
          <table:table-cell office:value-type="string" calcext:value-type="string">
            <text:p>Karen Yuliana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formula="of:=([.I16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roquín Mendoza</text:p>
          </table:table-cell>
          <table:table-cell office:value-type="string" calcext:value-type="string">
            <text:p>Valentina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([.G17]/35*5)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I17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dina Enciso</text:p>
          </table:table-cell>
          <table:table-cell office:value-type="string" calcext:value-type="string">
            <text:p>Luis Gustavo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([.G18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" table:formula="of:=([.I18]*3/1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Karol Lizeth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([.G19]/35*5)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I19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ra Patiño</text:p>
          </table:table-cell>
          <table:table-cell office:value-type="string" calcext:value-type="string">
            <text:p>Cristian Geovan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,2</text:p>
          </table:table-cell>
          <table:table-cell office:value-type="float" office:value="13" calcext:value-type="float">
            <text:p>13</text:p>
          </table:table-cell>
          <table:table-cell table:style-name="ce3" table:formula="of:=([.G20]/35*5)+1" office:value-type="float" office:value="2.85714285714286" calcext:value-type="float">
            <text:p>2,8571428571</text:p>
          </table:table-cell>
          <table:table-cell office:value-type="float" office:value="3" calcext:value-type="float">
            <text:p>3</text:p>
          </table:table-cell>
          <table:table-cell table:formula="of:=([.I20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14" calcext:value-type="float">
            <text:p>14</text:p>
          </table:table-cell>
          <table:table-cell table:formula="of:=([.G21]/35*5)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I21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ranjo M.</text:p>
          </table:table-cell>
          <table:table-cell office:value-type="string" calcext:value-type="string">
            <text:p>Darwin S.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formula="of:=([.I22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isperuza</text:p>
          </table:table-cell>
          <table:table-cell office:value-type="string" calcext:value-type="string">
            <text:p>Angie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formula="of:=([.I23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jeda </text:p>
          </table:table-cell>
          <table:table-cell office:value-type="string" calcext:value-type="string">
            <text:p>Nicol Tatiana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([.G24]/35*5)+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([.I24]*3/10)" office:value-type="float" office:value="2.1" calcext:value-type="float">
            <text:p>2,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Cristian Daniel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3" table:formula="of:=([.G25]/35*5)+1" office:value-type="float" office:value="2.42857142857143" calcext:value-type="float">
            <text:p>2,4285714286</text:p>
          </table:table-cell>
          <table:table-cell office:value-type="float" office:value="3" calcext:value-type="float">
            <text:p>3</text:p>
          </table:table-cell>
          <table:table-cell table:formula="of:=([.I25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nto Amaya</text:p>
          </table:table-cell>
          <table:table-cell office:value-type="string" calcext:value-type="string">
            <text:p>Brayan Alejandro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([.G26]/35*5)+1" office:value-type="float" office:value="3.42857142857143" calcext:value-type="float">
            <text:p>3,4285714286</text:p>
          </table:table-cell>
          <table:table-cell office:value-type="float" office:value="6" calcext:value-type="float">
            <text:p>6</text:p>
          </table:table-cell>
          <table:table-cell table:formula="of:=([.I26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nto Narváez</text:p>
          </table:table-cell>
          <table:table-cell office:value-type="string" calcext:value-type="string">
            <text:p>Andrés Eduardo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3" table:formula="of:=([.G27]/35*5)+1" office:value-type="float" office:value="2.71428571428571" calcext:value-type="float">
            <text:p>2,7142857143</text:p>
          </table:table-cell>
          <table:table-cell/>
          <table:table-cell table:formula="of:=([.I27]*3/1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írez R.</text:p>
          </table:table-cell>
          <table:table-cell office:value-type="string" calcext:value-type="string">
            <text:p>Julieth Alejandra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([.I28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  <table:table-cell office:value-type="float" office:value="3.95" calcext:value-type="float">
            <text:p>3,9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I29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dríguez Gómez</text:p>
          </table:table-cell>
          <table:table-cell office:value-type="string" calcext:value-type="string">
            <text:p>Lizeth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([.I30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dríguez Rodríguez</text:p>
          </table:table-cell>
          <table:table-cell office:value-type="string" calcext:value-type="string">
            <text:p>Lina Marí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3" table:formula="of:=([.G31]/35*5)+1" office:value-type="float" office:value="2.42857142857143" calcext:value-type="float">
            <text:p>2,4285714286</text:p>
          </table:table-cell>
          <table:table-cell office:value-type="float" office:value="5" calcext:value-type="float">
            <text:p>5</text:p>
          </table:table-cell>
          <table:table-cell table:formula="of:=([.I31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jas V.</text:p>
          </table:table-cell>
          <table:table-cell office:value-type="string" calcext:value-type="string">
            <text:p>Jhon Jairo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float" office:value="3.9" calcext:value-type="float">
            <text:p>3,9</text:p>
          </table:table-cell>
          <table:table-cell office:value-type="float" office:value="16" calcext:value-type="float">
            <text:p>16</text:p>
          </table:table-cell>
          <table:table-cell table:formula="of:=([.G32]/35*5)+1" office:value-type="float" office:value="3.28571428571429" calcext:value-type="float">
            <text:p>3,2857142857</text:p>
          </table:table-cell>
          <table:table-cell office:value-type="float" office:value="9" calcext:value-type="float">
            <text:p>9</text:p>
          </table:table-cell>
          <table:table-cell table:formula="of:=([.I32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áenz González</text:p>
          </table:table-cell>
          <table:table-cell office:value-type="string" calcext:value-type="string">
            <text:p>Erika Mayerly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formula="of:=([.I33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Hillary Gisell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3" table:formula="of:=([.G34]/35*5)+1" office:value-type="float" office:value="2.71428571428571" calcext:value-type="float">
            <text:p>2,7142857143</text:p>
          </table:table-cell>
          <table:table-cell/>
          <table:table-cell table:formula="of:=([.I34]*3/1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Jesica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([.I35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[.G36]/35*5)+1" office:value-type="float" office:value="3.57142857142857" calcext:value-type="float">
            <text:p>3,5714285714</text:p>
          </table:table-cell>
          <table:table-cell office:value-type="float" office:value="6" calcext:value-type="float">
            <text:p>6</text:p>
          </table:table-cell>
          <table:table-cell table:formula="of:=([.I36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ilva Marín</text:p>
          </table:table-cell>
          <table:table-cell office:value-type="string" calcext:value-type="string">
            <text:p>María Camil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3" table:formula="of:=([.G37]/35*5)+1" office:value-type="float" office:value="2.42857142857143" calcext:value-type="float">
            <text:p>2,4285714286</text:p>
          </table:table-cell>
          <table:table-cell office:value-type="float" office:value="4" calcext:value-type="float">
            <text:p>4</text:p>
          </table:table-cell>
          <table:table-cell table:formula="of:=([.I37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orres Páez</text:p>
          </table:table-cell>
          <table:table-cell office:value-type="string" calcext:value-type="string">
            <text:p>Karen F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" table:formula="of:=([.G38]/35*5)+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" table:formula="of:=([.I38]*3/10)" office:value-type="float" office:value="3.6" calcext:value-type="float">
            <text:p>3,6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aquero</text:p>
          </table:table-cell>
          <table:table-cell office:value-type="string" calcext:value-type="string">
            <text:p>Maicol Stiven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formula="of:=([.I39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table:formula="of:=([.G40]/35*5)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[.I40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mora M.</text:p>
          </table:table-cell>
          <table:table-cell office:value-type="string" calcext:value-type="string">
            <text:p>Laura Tatiana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3" table:formula="of:=([.G41]/35*5)+1" office:value-type="float" office:value="2.71428571428571" calcext:value-type="float">
            <text:p>2,7142857143</text:p>
          </table:table-cell>
          <table:table-cell office:value-type="float" office:value="3" calcext:value-type="float">
            <text:p>3</text:p>
          </table:table-cell>
          <table:table-cell table:formula="of:=([.I41]*3/10)" office:value-type="float" office:value="0.9" calcext:value-type="float">
            <text:p>0,9</text:p>
          </table:table-cell>
          <table:table-cell table:number-columns-repeated="4"/>
        </table:table-row>
      </table:table>
      <table:table table:name="903" table:style-name="ta1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3" table:default-cell-style-name="ce1"/>
        <table:table-row table:style-name="ro1">
          <table:table-cell table:style-name="Default"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table:style-name="ce6" office:value-type="string" calcext:value-type="string">
            <text:p>ggb</text:p>
          </table:table-cell>
          <table:table-cell table:style-name="ce6" office:value-type="string" calcext:value-type="string">
            <text:p>Anim_ggb</text:p>
          </table:table-cell>
          <table:table-cell table:style-name="ce6" office:value-type="string" calcext:value-type="string">
            <text:p>Anotación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string" calcext:value-type="string">
            <text:p>Autoeva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cique Gómez</text:p>
          </table:table-cell>
          <table:table-cell office:value-type="string" calcext:value-type="string">
            <text:p>Yeimmy Tatiana</text:p>
          </table:table-cell>
          <table:table-cell office:value-type="float" office:value="4.5" calcext:value-type="float">
            <text:p>4,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4.65" calcext:value-type="float">
            <text:p>4,6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/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office:value-type="float" office:value="3.4" calcext:value-type="float">
            <text:p>3,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iarlo nuevamente</text:p>
          </table:table-cell>
          <table:table-cell office:value-type="float" office:value="3.45" calcext:value-type="float">
            <text:p>3,4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lva Camargo</text:p>
          </table:table-cell>
          <table:table-cell office:value-type="string" calcext:value-type="string">
            <text:p>Heindel Octavio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 table:number-rows-repeated="5">
          <table:table-cell table:style-name="ce5" table:number-columns-repeated="8"/>
          <table:table-cell table:style-name="Default"/>
        </table:table-row>
        <table:table-row table:style-name="ro1">
          <table:table-cell table:style-name="ce5" table:number-columns-repeated="8"/>
          <table:table-cell table:style-name="Default"/>
        </table:table-row>
      </table:table>
      <table:table table:name="1101" table:style-name="ta1">
        <table:table-column table:style-name="co18" table:default-cell-style-name="Default"/>
        <table:table-column table:style-name="co19" table:default-cell-style-name="ce1"/>
        <table:table-column table:style-name="co13" table:default-cell-style-name="ce1"/>
        <table:table-column table:style-name="co20" table:default-cell-style-name="ce1"/>
        <table:table-column table:style-name="co10" table:number-columns-repeated="3" table:default-cell-style-name="ce1"/>
        <table:table-column table:style-name="co10" table:default-cell-style-name="ce9"/>
        <table:table-column table:style-name="co10" table:default-cell-style-name="ce1"/>
        <table:table-row table:style-name="ro1">
          <table:table-cell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table:style-name="ce6" office:value-type="string" calcext:value-type="string">
            <text:p>Prob.</text:p>
          </table:table-cell>
          <table:table-cell table:style-name="Default" table:number-columns-repeated="3"/>
          <table:table-cell table:style-name="ce6" office:value-type="string" calcext:value-type="string">
            <text:p>Bim</text:p>
          </table:table-cell>
          <table:table-cell table:style-name="ce6" office:value-type="string" calcext:value-type="string">
            <text:p>Au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 table:style-name="ce7"/>
          <table:table-cell table:number-columns-repeated="2"/>
          <table:table-cell office:value-type="float" office:value="15" calcext:value-type="float">
            <text:p>15</text:p>
          </table:table-cell>
          <table:table-cell table:formula="of:=[.G2]*4.5/23" office:value-type="float" office:value="2.93478260869565" calcext:value-type="float">
            <text:p>2,9347826087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G3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4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G5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6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G8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 table:style-name="ce8"/>
          <table:table-cell table:number-columns-repeated="2"/>
          <table:table-cell office:value-type="float" office:value="11" calcext:value-type="float">
            <text:p>11</text:p>
          </table:table-cell>
          <table:table-cell table:formula="of:=[.G9]*4.5/23" office:value-type="float" office:value="2.15217391304348" calcext:value-type="float">
            <text:p>2,152173913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10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formula="of:=[.G11]*4.5/23" office:value-type="string" office:string-value="" calcext:value-type="error">
            <text:p>#VALOR!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G12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[.G13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G14]*4.5/23" office:value-type="float" office:value="0.978260869565217" calcext:value-type="float">
            <text:p>0,978260869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15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16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G17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[.G18]*4.5/23" office:value-type="float" office:value="3.32608695652174" calcext:value-type="float">
            <text:p>3,326086956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ngie Paol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G19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Daniela</text:p>
          </table:table-cell>
          <table:table-cell office:value-type="float" office:value="4.5" calcext:value-type="float">
            <text:p>4,5</text:p>
          </table:table-cell>
          <table:table-cell table:number-columns-repeated="3"/>
          <table:table-cell table:formula="of:=[.G20]*4.5/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G21]*4.5/23" office:value-type="float" office:value="3.1304347826087" calcext:value-type="float">
            <text:p>3,130434782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G22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G23]*4.5/23" office:value-type="float" office:value="2.34782608695652" calcext:value-type="float">
            <text:p>2,347826087</text:p>
          </table:table-cell>
          <table:table-cell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24]*4.5/23" office:value-type="float" office:value="2.15217391304348" calcext:value-type="float">
            <text:p>2,152173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uárez Saavedra</text:p>
          </table:table-cell>
          <table:table-cell office:value-type="string" calcext:value-type="string">
            <text:p>Diana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25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rales Cerón</text:p>
          </table:table-cell>
          <table:table-cell office:value-type="string" calcext:value-type="string">
            <text:p>Oliverio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G26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dilla C.</text:p>
          </table:table-cell>
          <table:table-cell office:value-type="string" calcext:value-type="string">
            <text:p>Betsy Lil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2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elo C.</text:p>
          </table:table-cell>
          <table:table-cell office:value-type="string" calcext:value-type="string">
            <text:p>Angela Viviana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G28]*4.5/23" office:value-type="float" office:value="3.52173913043478" calcext:value-type="float">
            <text:p>3,521739130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unca Betancourth</text:p>
          </table:table-cell>
          <table:table-cell office:value-type="string" calcext:value-type="string">
            <text:p>Diego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29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rtíz M.</text:p>
          </table:table-cell>
          <table:table-cell office:value-type="string" calcext:value-type="string">
            <text:p>Dayann Stephan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30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Yulieth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G31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oreno O.</text:p>
          </table:table-cell>
          <table:table-cell office:value-type="string" calcext:value-type="string">
            <text:p>William Steve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G32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telo Ruiz</text:p>
          </table:table-cell>
          <table:table-cell office:value-type="string" calcext:value-type="string">
            <text:p>Angie Viv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33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Yeison Andrés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G34]*4.5/23" office:value-type="float" office:value="2.73913043478261" calcext:value-type="float">
            <text:p>2,7391304348</text:p>
          </table:table-cell>
          <table:table-cell/>
        </table:table-row>
        <calcext:conditional-formats>
          <calcext:conditional-format calcext:target-range-address="'1101'.H2:'1101'.H34">
            <calcext:condition calcext:apply-style-name="Sin título2" calcext:value="&lt;3" calcext:base-cell-address="'1101'.H2"/>
            <calcext:condition calcext:apply-style-name="Heading" calcext:value="=0" calcext:base-cell-address="'1101'.H2"/>
          </calcext:conditional-format>
          <calcext:conditional-format calcext:target-range-address="'1101'.D2:'1101'.D2">
            <calcext:condition calcext:apply-style-name="Sin título2" calcext:value="&lt;3" calcext:base-cell-address="'1101'.D2"/>
          </calcext:conditional-format>
        </calcext:conditional-formats>
      </table:table>
      <table:table table:name="1102" table:style-name="ta1">
        <table:table-column table:style-name="co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default-cell-style-name="Default"/>
        <table:table-column table:style-name="co10" table:number-columns-repeated="4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office:value-type="string" calcext:value-type="string">
            <text:p>Prob</text:p>
          </table:table-cell>
          <table:table-cell table:number-columns-repeated="4"/>
          <table:table-cell table:style-name="ce6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15" calcext:value-type="float">
            <text:p>3,15</text:p>
          </table:table-cell>
          <table:table-cell table:style-name="ce13" office:value-type="string" calcext:value-type="string">
            <text:p>11/03/2015, 02:44:56, US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.8" calcext:value-type="float">
            <text:p>3,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  <table:table-cell office:value-type="string" calcext:value-type="string">
            <text:p>arete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 table:number-columns-repeated="5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 table:number-columns-repeated="5"/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  <table:table-cell table:number-columns-repeated="4"/>
          <table:table-cell office:value-type="float" office:value="4.3" calcext:value-type="float">
            <text:p>4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"/>
        </table:table-row>
      </table:table>
      <table:table table:name="1103" table:style-name="ta1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17" table:number-columns-repeated="7" table:default-cell-style-name="ce1"/>
        <table:table-column table:style-name="co17" table:default-cell-style-name="Default"/>
        <table:table-row table:style-name="ro1">
          <table:table-cell table:style-name="Default"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table:style-name="ce6" office:value-type="string" calcext:value-type="string">
            <text:p>Puntos</text:p>
          </table:table-cell>
          <table:table-cell table:style-name="Default" table:number-columns-repeated="5"/>
          <table:table-cell table:style-name="Default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4"/>
          <table:table-cell office:value-type="float" office:value="3.85" calcext:value-type="float">
            <text:p>3,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table:style-name="ce8" office:value-type="float" office:value="3.5" calcext:value-type="float">
            <text:p>3,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number-columns-repeated="4"/>
          <table:table-cell office:value-type="float" office:value="2.75" calcext:value-type="float">
            <text:p>2,7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otía 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6"/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érez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table:style-name="ce8"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'901'.A1:'901'.I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903'.A1:'903'.F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A1:'1101'.D24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3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transparent"/>
      <style:text-properties fo:color="#ff0000"/>
    </style:style>
    <style:style style:name="Sin_20_título2" style:display-name="Sin título2" style:family="table-cell" style:parent-style-name="Default">
      <style:table-cell-properties loext:vertical-justify="auto"/>
      <style:paragraph-properties css3t:text-justify="auto"/>
      <style:text-properties fo:color="#ff3366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5">00/00/0000</text:date>, <text:time style:data-style-name="N2" text:time-value="21:12:03.9713369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25T22:17:00.449944027</dc:date>
    <dc:creator>Germán Ramírez</dc:creator>
    <meta:editing-duration>P1DT14H31M16S</meta:editing-duration>
    <meta:editing-cycles>54</meta:editing-cycles>
    <meta:generator>LibreOffice/4.3.3.2$Linux_X86_64 LibreOffice_project/430m0$Build-2</meta:generator>
    <meta:printed-by>Germán Ramírez</meta:printed-by>
    <meta:print-date>2015-03-23T22:19:17.051307903</meta:print-date>
    <meta:document-statistic meta:table-count="5" meta:cell-count="883" meta:object-count="0"/>
  </office:meta>
</office:document-meta>
</file>